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number-columns-repeated="1008" table:default-cell-style-name="Default"/>
        <table:table-row table:style-name="ro1">
          <table:table-cell table:style-name="ce1" office:value-type="string" calcext:value-type="string">
            <text:p>Direction \ I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平均值</text:p>
          </table:table-cell>
          <table:table-cell/>
          <table:table-cell table:style-name="ce3" office:value-type="string" calcext:value-type="string">
            <text:p>备注</text:p>
          </table:table-cell>
          <table:table-cell table:style-name="ce3" table:number-columns-repeated="100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C2:.M2])" office:value-type="float" office:value="2.09090909090909" calcext:value-type="float">
            <text:p>2.09090909090909</text:p>
          </table:table-cell>
          <table:table-cell/>
          <table:table-cell office:value-type="string" calcext:value-type="string">
            <text:p>测试使用地图文件：map.pgm, map.yam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2.5" calcext:value-type="float">
            <text:p>2.5</text:p>
          </table:table-cell>
          <table:table-cell/>
          <table:table-cell table:formula="of:=AVERAGE([.B3:.L3])" office:value-type="float" office:value="3.07272727272727" calcext:value-type="float">
            <text:p>3.07272727272727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table:formula="of:=AVERAGE([.C4:.M4])" office:value-type="float" office:value="2.07272727272727" calcext:value-type="float">
            <text:p>2.072727272727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.2" calcext:value-type="float">
            <text:p>3.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43 3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/>
          <table:table-cell table:formula="of:=AVERAGE([.B5:.L5])" office:value-type="float" office:value="2.57" calcext:value-type="float">
            <text:p>2.57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2.4" calcext:value-type="float">
            <text:p>2.4</text:p>
          </table:table-cell>
          <table:table-cell office:value-type="float" office:value="0.9" calcext:value-type="float">
            <text:p>0.9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table:formula="of:=AVERAGE([.C6:.M6])" office:value-type="float" office:value="1.7" calcext:value-type="float">
            <text:p>1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AVERAGE([.B7:.L7])" office:value-type="float" office:value="2.35454545454545" calcext:value-type="float">
            <text:p>2.35454545454545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 style:data-style-name="N2" text:time-value="11:14:46.4849527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20:03:02.717596682</meta:creation-date>
    <dc:date>2020-12-14T11:34:57.082278700</dc:date>
    <meta:editing-duration>PT3H43M42S</meta:editing-duration>
    <meta:editing-cycles>73</meta:editing-cycles>
    <meta:generator>LibreOffice/6.0.7.3$Linux_X86_64 LibreOffice_project/00m0$Build-3</meta:generator>
    <meta:document-statistic meta:table-count="1" meta:cell-count="91" meta:object-count="0"/>
  </office:meta>
</office:document-meta>
</file>